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ff0000" svg:stroke-opacity="30%" draw:stroke-linejoin="round" svg:stroke-linecap="butt" draw:fill="solid" draw:fill-color="#ff0000" draw:opacity="30%" fo:padding-top="0.017cm" fo:padding-bottom="0.017cm" fo:padding-left="0.017cm" fo:padding-right="0.017cm"/>
    </style:style>
    <style:style style:name="gr3" style:family="graphic" style:parent-style-name="standard">
      <style:graphic-properties draw:stroke="solid" svg:stroke-width="0.035cm" svg:stroke-color="#0000ff" svg:stroke-opacity="30%" draw:stroke-linejoin="round" svg:stroke-linecap="butt" draw:fill="solid" draw:fill-color="#0000ff" draw:opacity="30%" fo:padding-top="0.017cm" fo:padding-bottom="0.017cm" fo:padding-left="0.017cm" fo:padding-right="0.017cm"/>
    </style:style>
    <style:style style:name="gr4" style:family="graphic" style:parent-style-name="standard">
      <style:graphic-properties draw:stroke="none" svg:stroke-width="0.035cm" draw:stroke-linejoin="miter" draw:fill="solid" draw:fill-color="#ffffff"/>
    </style:style>
    <style:style style:name="gr5" style:family="graphic" style:parent-style-name="standard">
      <style:graphic-properties draw:stroke="none" svg:stroke-width="0.035cm" draw:stroke-linejoin="miter" draw:fill="solid" draw:fill-color="#000000"/>
    </style:style>
    <style:style style:name="gr6" style:family="graphic" style:parent-style-name="objectwithoutfill">
      <style:graphic-properties svg:stroke-width="0.159cm" draw:marker-start-width="0.438cm" draw:marker-end="Arrow" draw:marker-end-width="0.538cm" draw:fill="none" draw:textarea-horizontal-align="center" draw:textarea-vertical-align="middle" fo:padding-top="0.079cm" fo:padding-bottom="0.079cm" fo:padding-left="0.079cm" fo:padding-right="0.079cm"/>
    </style:style>
    <style:style style:name="gr7" style:family="graphic" style:parent-style-name="standard">
      <style:graphic-properties draw:stroke="none" svg:stroke-width="0.035cm" draw:stroke-linejoin="miter" draw:fill="solid" draw:fill-color="#ffffff" draw:opacity="0%"/>
    </style:style>
    <style:style style:name="P1" style:family="paragraph">
      <loext:graphic-properties draw:fill="solid" draw:fill-color="#ffffff"/>
      <style:text-properties fo:color="#ff0000" fo:font-size="40pt" fo:font-weight="bold" style:font-size-asian="40pt" style:font-weight-asian="bold" style:font-size-complex="40pt" style:font-weight-complex="bold"/>
    </style:style>
    <style:style style:name="P2" style:family="paragraph">
      <loext:graphic-properties draw:fill="solid" draw:fill-color="#ff0000" draw:opacity="30%"/>
    </style:style>
    <style:style style:name="P3" style:family="paragraph">
      <loext:graphic-properties draw:fill="solid" draw:fill-color="#0000ff" draw:opacity="30%"/>
    </style:style>
    <style:style style:name="P4" style:family="paragraph">
      <loext:graphic-properties draw:fill="solid" draw:fill-color="#ffffff"/>
    </style:style>
    <style:style style:name="P5" style:family="paragraph">
      <loext:graphic-properties draw:fill="solid" draw:fill-color="#000000"/>
    </style:style>
    <style:style style:name="P6" style:family="paragraph">
      <loext:graphic-properties draw:fill="none"/>
      <style:paragraph-properties fo:text-align="center"/>
    </style:style>
    <style:style style:name="P7" style:family="paragraph">
      <loext:graphic-properties draw:fill="solid" draw:fill-color="#ffffff" draw:opacity="0%"/>
    </style:style>
  </office:automatic-styles>
  <office:body>
    <office:drawing>
      <draw:page draw:name="page1" draw:style-name="dp1" draw:master-page-name="master-page3">
        <draw:polygon draw:style-name="gr1" draw:text-style-name="P1" draw:layer="layout" svg:width="30.48cm" svg:height="15.24cm" svg:x="0cm" svg:y="0cm" svg:viewBox="0 0 30481 15241" draw:points="0,15241 30481,15241 30481,0 0,0">
          <text:p/>
        </draw:polygon>
        <draw:polygon draw:style-name="gr2" draw:text-style-name="P2" draw:layer="layout" svg:width="10.249cm" svg:height="5.338cm" svg:x="2.428cm" svg:y="8.166cm" svg:viewBox="0 0 10250 5339" draw:points="0,5338 0,5339 34,5339 68,5339 103,5339 137,5339 171,5339 206,5339 240,5339 274,5339 308,5339 343,5339 377,5339 411,5339 446,5339 480,5339 514,5339 548,5339 583,5339 617,5339 651,5339 685,5339 720,5339 754,5339 788,5339 823,5339 857,5339 891,5339 925,5339 960,5339 994,5339 1028,5339 1063,5339 1097,5339 1131,5339 1165,5339 1200,5339 1234,5339 1268,5339 1302,5339 1337,5339 1371,5339 1405,5339 1440,5339 1474,5339 1508,5339 1542,5339 1577,5339 1611,5339 1645,5339 1680,5339 1714,5339 1748,5339 1782,5339 1817,5339 1851,5339 1885,5339 1919,5339 1954,5339 1988,5339 2022,5339 2057,5339 2091,5339 2125,5339 2159,5339 2194,5339 2228,5339 2262,5339 2297,5339 2331,5339 2365,5339 2399,5339 2434,5339 2468,5339 2502,5339 2537,5339 2571,5339 2605,5339 2639,5339 2674,5339 2709,5339 2743,5339 2777,5339 2812,5339 2846,5339 2880,5339 2915,5339 2949,5339 2983,5339 3017,5339 3052,5339 3086,5339 3120,5339 3155,5339 3189,5339 3223,5339 3257,5339 3292,5339 3326,5339 3360,5339 3394,5339 3429,5339 3463,5339 3497,5339 3532,5339 3566,5339 3600,5339 3634,5339 3669,5339 3703,5339 3737,5339 3772,5339 3806,5339 3840,5339 3874,5339 3909,5339 3943,5339 3977,5339 4011,5339 4046,5339 4080,5339 4114,5339 4149,5339 4183,5339 4217,5339 4251,5339 4286,5339 4320,5339 4354,5339 4389,5339 4423,5339 4457,5339 4491,5339 4526,5339 4560,5339 4594,5339 4628,5339 4663,5339 4697,5339 4731,5339 4766,5339 4800,5339 4834,5339 4868,5339 4903,5339 4937,5339 4971,5339 5006,5339 5040,5339 5074,5339 5108,5339 5143,5339 5177,5339 5211,5339 5246,5339 5280,5339 5314,5339 5348,5339 5383,5339 5417,5339 5451,5339 5485,5339 5520,5339 5554,5339 5588,5339 5623,5339 5657,5339 5691,5339 5725,5339 5760,5339 5794,5339 5828,5339 5863,5339 5897,5339 5931,5339 5965,5339 6000,5339 6034,5339 6068,5339 6102,5339 6137,5339 6171,5339 6205,5339 6240,5339 6274,5339 6308,5339 6342,5339 6377,5339 6411,5339 6445,5339 6480,5339 6514,5339 6548,5339 6582,5339 6617,5339 6651,5339 6685,5339 6719,5339 6754,5339 6788,5339 6822,5339 6857,5339 6891,5339 6925,5339 6959,5339 6994,5339 7028,5339 7062,5339 7097,5339 7131,5339 7165,5339 7199,5339 7234,5339 7268,5339 7302,5339 7337,5339 7371,5339 7405,5339 7439,5339 7474,5339 7508,5339 7542,5339 7576,5339 7611,5339 7645,5339 7679,5339 7714,5339 7748,5339 7782,5339 7816,5339 7851,5339 7885,5339 7919,5339 7954,5339 7988,5339 8022,5339 8056,5339 8091,5339 8125,5339 8159,5339 8193,5339 8228,5339 8262,5339 8296,5339 8331,5339 8365,5339 8399,5339 8433,5339 8468,5339 8502,5339 8536,5339 8571,5339 8605,5339 8639,5339 8673,5339 8708,5339 8742,5339 8776,5339 8810,5339 8845,5339 8879,5339 8913,5339 8948,5339 8982,5339 9016,5339 9050,5339 9085,5339 9119,5339 9153,5339 9188,5339 9222,5339 9256,5339 9290,5339 9325,5339 9359,5339 9393,5339 9427,5339 9462,5339 9496,5339 9530,5339 9565,5339 9599,5339 9633,5339 9667,5339 9702,5339 9736,5339 9770,5339 9805,5339 9839,5339 9873,5339 9907,5339 9942,5339 9976,5339 10010,5339 10045,5339 10079,5339 10113,5339 10147,5339 10182,5339 10216,5339 10250,5339 10250,0 10216,152 10182,300 10147,443 10113,583 10079,718 10045,850 10010,978 9976,1102 9942,1223 9907,1340 9873,1454 9839,1565 9805,1672 9770,1777 9736,1878 9702,1977 9667,2072 9633,2165 9599,2256 9565,2344 9530,2429 9496,2512 9462,2592 9427,2671 9393,2747 9359,2821 9325,2892 9290,2962 9256,3030 9222,3096 9188,3159 9153,3221 9119,3282 9085,3340 9050,3397 9016,3453 8982,3506 8948,3559 8913,3609 8879,3659 8845,3706 8810,3753 8776,3798 8742,3842 8708,3885 8673,3926 8639,3966 8605,4005 8571,4043 8536,4080 8502,4116 8468,4151 8433,4185 8399,4218 8365,4249 8331,4280 8296,4311 8262,4340 8228,4368 8193,4396 8159,4423 8125,4449 8091,4474 8056,4499 8022,4523 7988,4546 7954,4569 7919,4590 7885,4612 7851,4632 7816,4653 7782,4672 7748,4691 7714,4709 7679,4727 7645,4745 7611,4762 7576,4778 7542,4794 7508,4810 7474,4825 7439,4839 7405,4853 7371,4867 7337,4881 7302,4894 7268,4906 7234,4919 7199,4931 7165,4942 7131,4953 7097,4964 7062,4975 7028,4985 6994,4995 6959,5005 6925,5015 6891,5024 6857,5033 6822,5042 6788,5050 6754,5058 6719,5066 6685,5074 6651,5081 6617,5089 6582,5096 6548,5103 6514,5109 6480,5116 6445,5122 6411,5128 6377,5134 6342,5140 6308,5146 6274,5151 6240,5157 6205,5162 6171,5167 6137,5172 6102,5176 6068,5182 6034,5186 6000,5191 5965,5195 5931,5199 5897,5203 5863,5207 5828,5211 5794,5214 5760,5218 5725,5221 5691,5225 5657,5228 5623,5231 5588,5234 5554,5237 5520,5240 5485,5243 5451,5246 5417,5248 5383,5251 5348,5253 5314,5256 5280,5258 5246,5260 5211,5263 5177,5265 5143,5267 5108,5269 5074,5271 5040,5273 5006,5275 4971,5277 4937,5278 4903,5280 4868,5282 4834,5283 4800,5285 4766,5287 4731,5288 4697,5289 4663,5291 4628,5292 4594,5294 4560,5295 4526,5296 4491,5297 4457,5299 4423,5300 4389,5301 4354,5302 4320,5303 4286,5304 4251,5305 4217,5306 4183,5307 4149,5308 4114,5309 4080,5310 4046,5310 4011,5311 3977,5312 3943,5313 3909,5313 3874,5314 3840,5315 3806,5316 3772,5316 3737,5317 3703,5317 3669,5318 3634,5319 3600,5319 3566,5320 3532,5320 3497,5321 3463,5321 3429,5322 3394,5322 3360,5323 3326,5323 3292,5324 3257,5324 3223,5325 3189,5325 3155,5325 3120,5326 3086,5326 3052,5327 3017,5327 2983,5327 2949,5328 2915,5328 2880,5328 2846,5328 2812,5329 2777,5329 2743,5329 2709,5330 2674,5330 2639,5330 2605,5330 2571,5331 2537,5331 2502,5331 2468,5331 2434,5332 2399,5332 2365,5332 2331,5332 2297,5332 2262,5332 2228,5333 2194,5333 2159,5333 2125,5333 2091,5333 2057,5334 2022,5334 1988,5334 1954,5334 1919,5334 1885,5334 1851,5334 1817,5334 1782,5335 1748,5335 1714,5335 1680,5335 1645,5335 1611,5335 1577,5335 1542,5335 1508,5335 1474,5336 1440,5336 1405,5336 1371,5336 1337,5336 1302,5336 1268,5336 1234,5336 1200,5336 1165,5336 1131,5336 1097,5336 1063,5337 1028,5337 994,5337 960,5337 925,5337 891,5337 857,5337 823,5337 788,5337 754,5337 720,5337 685,5337 651,5337 617,5337 583,5337 548,5337 514,5337 480,5337 446,5337 411,5338 377,5338 343,5338 308,5338 274,5338 240,5338 206,5338 171,5338 137,5338 103,5338 68,5338 34,5338">
          <text:p/>
        </draw:polygon>
        <draw:polygon draw:style-name="gr3" draw:text-style-name="P3" draw:layer="layout" svg:width="5.125cm" svg:height="11.769cm" svg:x="12.677cm" svg:y="1.735cm" svg:viewBox="0 0 5126 11770" draw:points="0,6432 0,11770 17,11770 34,11770 52,11770 69,11770 86,11770 103,11770 120,11770 138,11770 155,11770 173,11770 190,11770 207,11770 224,11770 241,11770 258,11770 275,11770 293,11770 310,11770 327,11770 344,11770 361,11770 378,11770 395,11770 413,11770 430,11770 447,11770 464,11770 481,11770 498,11770 515,11770 532,11770 550,11770 567,11770 584,11770 601,11770 618,11770 635,11770 652,11770 670,11770 687,11770 704,11770 721,11770 738,11770 755,11770 772,11770 790,11770 807,11770 824,11770 841,11770 858,11770 875,11770 892,11770 910,11770 927,11770 944,11770 961,11770 978,11770 995,11770 1012,11770 1030,11770 1047,11770 1064,11770 1081,11770 1098,11770 1115,11770 1132,11770 1150,11770 1167,11770 1184,11770 1201,11770 1218,11770 1235,11770 1252,11770 1269,11770 1287,11770 1304,11770 1321,11770 1338,11770 1355,11770 1372,11770 1389,11770 1407,11770 1424,11770 1441,11770 1458,11770 1475,11770 1492,11770 1509,11770 1527,11770 1544,11770 1561,11770 1578,11770 1595,11770 1612,11770 1629,11770 1647,11770 1664,11770 1681,11770 1698,11770 1715,11770 1732,11770 1749,11770 1767,11770 1784,11770 1801,11770 1818,11770 1835,11770 1852,11770 1869,11770 1886,11770 1904,11770 1921,11770 1938,11770 1955,11770 1972,11770 1989,11770 2006,11770 2024,11770 2041,11770 2058,11770 2075,11770 2092,11770 2109,11770 2126,11770 2144,11770 2161,11770 2178,11770 2195,11770 2212,11770 2229,11770 2246,11770 2264,11770 2281,11770 2298,11770 2315,11770 2332,11770 2349,11770 2366,11770 2384,11770 2401,11770 2418,11770 2435,11770 2452,11770 2469,11770 2486,11770 2504,11770 2521,11770 2538,11770 2555,11770 2572,11770 2589,11770 2606,11770 2623,11770 2641,11770 2658,11770 2675,11770 2692,11770 2709,11770 2726,11770 2743,11770 2761,11770 2778,11770 2795,11770 2812,11770 2829,11770 2846,11770 2863,11770 2881,11770 2898,11770 2915,11770 2932,11770 2949,11770 2966,11770 2983,11770 3001,11770 3018,11770 3035,11770 3052,11770 3069,11770 3086,11770 3103,11770 3121,11770 3138,11770 3155,11770 3172,11770 3189,11770 3206,11770 3223,11770 3241,11770 3258,11770 3275,11770 3292,11770 3309,11770 3326,11770 3343,11770 3360,11770 3378,11770 3395,11770 3412,11770 3429,11770 3446,11770 3463,11770 3480,11770 3498,11770 3515,11770 3532,11770 3549,11770 3566,11770 3583,11770 3600,11770 3618,11770 3635,11770 3652,11770 3669,11770 3686,11770 3703,11770 3720,11770 3738,11770 3755,11770 3772,11770 3789,11770 3806,11770 3823,11770 3840,11770 3858,11770 3875,11770 3892,11770 3909,11770 3926,11770 3943,11770 3960,11770 3977,11770 3995,11770 4012,11770 4029,11770 4046,11770 4063,11770 4080,11770 4097,11770 4115,11770 4132,11770 4149,11770 4166,11770 4183,11770 4200,11770 4217,11770 4235,11770 4252,11770 4269,11770 4286,11770 4303,11770 4320,11770 4337,11770 4355,11770 4372,11770 4389,11770 4406,11770 4423,11770 4440,11770 4457,11770 4475,11770 4492,11770 4509,11770 4526,11770 4543,11770 4560,11770 4577,11770 4595,11770 4612,11770 4629,11770 4646,11770 4663,11770 4680,11770 4697,11770 4714,11770 4732,11770 4749,11770 4766,11770 4783,11770 4800,11770 4817,11770 4834,11770 4852,11770 4869,11770 4886,11770 4903,11770 4920,11770 4937,11770 4954,11770 4972,11770 4989,11770 5006,11770 5023,11770 5040,11770 5057,11770 5074,11770 5092,11770 5109,11770 5126,11770 5126,6432 5109,6355 5092,6278 5074,6201 5057,6125 5040,6049 5023,5974 5006,5899 4989,5824 4972,5749 4954,5675 4937,5601 4920,5528 4903,5454 4886,5381 4869,5309 4852,5237 4834,5165 4817,5093 4800,5022 4783,4951 4766,4881 4749,4811 4732,4741 4714,4672 4697,4603 4680,4535 4663,4467 4646,4399 4629,4332 4612,4265 4595,4198 4577,4131 4560,4065 4543,4000 4526,3935 4509,3871 4492,3807 4475,3743 4457,3680 4440,3618 4423,3555 4406,3494 4389,3432 4372,3371 4355,3311 4337,3251 4320,3191 4303,3132 4286,3074 4269,3016 4252,2958 4235,2901 4217,2844 4200,2788 4183,2732 4166,2677 4149,2622 4132,2568 4115,2514 4097,2461 4080,2408 4063,2356 4046,2304 4029,2253 4012,2202 3995,2152 3977,2103 3960,2053 3943,2005 3926,1957 3909,1909 3892,1862 3875,1816 3858,1770 3840,1724 3823,1680 3806,1635 3789,1591 3772,1548 3755,1506 3738,1464 3720,1422 3703,1381 3686,1341 3669,1301 3652,1261 3635,1223 3618,1185 3600,1147 3583,1110 3566,1074 3549,1038 3532,1002 3515,968 3498,934 3480,900 3463,867 3446,835 3429,803 3412,772 3395,742 3378,712 3360,682 3343,653 3326,625 3309,598 3292,571 3275,544 3258,519 3241,494 3223,469 3206,445 3189,422 3172,399 3155,377 3138,356 3121,335 3103,315 3086,295 3069,276 3052,258 3035,240 3018,223 3001,207 2983,191 2966,176 2949,161 2932,147 2915,134 2898,121 2881,109 2863,98 2846,87 2829,77 2812,67 2795,58 2778,50 2761,42 2743,35 2726,29 2709,23 2692,18 2675,14 2658,10 2641,7 2623,4 2606,2 2589,1 2572,0 2555,0 2538,1 2521,2 2504,4 2486,7 2469,10 2452,14 2435,18 2418,23 2401,29 2384,35 2366,42 2349,50 2332,58 2315,67 2298,77 2281,87 2264,98 2246,109 2229,121 2212,134 2195,147 2178,161 2161,176 2144,191 2126,207 2109,223 2092,240 2075,258 2058,276 2041,295 2024,315 2006,335 1989,356 1972,377 1955,399 1938,422 1921,445 1904,469 1886,494 1869,519 1852,544 1835,571 1818,598 1801,625 1784,653 1767,682 1749,712 1732,742 1715,772 1698,803 1681,835 1664,867 1647,900 1629,934 1612,968 1595,1002 1578,1038 1561,1074 1544,1110 1527,1147 1509,1185 1492,1223 1475,1261 1458,1301 1441,1341 1424,1381 1407,1422 1389,1464 1372,1506 1355,1548 1338,1591 1321,1635 1304,1680 1287,1724 1269,1770 1252,1816 1235,1862 1218,1909 1201,1957 1184,2005 1167,2053 1150,2103 1132,2152 1115,2202 1098,2253 1081,2304 1064,2356 1047,2408 1030,2461 1012,2514 995,2568 978,2622 961,2677 944,2732 927,2788 910,2844 892,2901 875,2958 858,3016 841,3074 824,3132 807,3191 790,3251 772,3311 755,3371 738,3432 721,3494 704,3555 687,3618 670,3680 652,3743 635,3807 618,3871 601,3935 584,4000 567,4065 550,4131 532,4198 515,4265 498,4332 481,4399 464,4467 447,4535 430,4603 413,4672 395,4741 378,4811 361,4881 344,4951 327,5022 310,5093 293,5165 275,5237 258,5309 241,5381 224,5454 207,5528 190,5601 173,5675 155,5749 138,5824 120,5899 103,5974 86,6049 69,6125 52,6201 34,6278 17,6355">
          <text:p/>
        </draw:polygon>
        <draw:polygon draw:style-name="gr2" draw:text-style-name="P2" draw:layer="layout" svg:width="10.249cm" svg:height="5.338cm" svg:x="17.802cm" svg:y="8.166cm" svg:viewBox="0 0 10250 5339" draw:points="0,0 0,5339 34,5339 68,5339 103,5339 137,5339 171,5339 205,5339 240,5339 274,5339 308,5339 343,5339 377,5339 411,5339 445,5339 480,5339 514,5339 548,5339 583,5339 617,5339 651,5339 685,5339 720,5339 754,5339 788,5339 823,5339 857,5339 891,5339 925,5339 960,5339 994,5339 1028,5339 1062,5339 1097,5339 1131,5339 1165,5339 1200,5339 1234,5339 1268,5339 1302,5339 1337,5339 1371,5339 1405,5339 1440,5339 1474,5339 1508,5339 1542,5339 1577,5339 1611,5339 1645,5339 1679,5339 1714,5339 1748,5339 1782,5339 1817,5339 1851,5339 1885,5339 1919,5339 1954,5339 1988,5339 2022,5339 2057,5339 2091,5339 2125,5339 2159,5339 2194,5339 2228,5339 2262,5339 2296,5339 2331,5339 2365,5339 2399,5339 2434,5339 2468,5339 2502,5339 2536,5339 2571,5339 2605,5339 2639,5339 2674,5339 2708,5339 2742,5339 2776,5339 2811,5339 2845,5339 2879,5339 2913,5339 2948,5339 2982,5339 3016,5339 3051,5339 3085,5339 3119,5339 3153,5339 3188,5339 3222,5339 3256,5339 3291,5339 3325,5339 3359,5339 3393,5339 3428,5339 3462,5339 3496,5339 3531,5339 3565,5339 3599,5339 3633,5339 3668,5339 3702,5339 3736,5339 3770,5339 3805,5339 3839,5339 3873,5339 3908,5339 3942,5339 3976,5339 4010,5339 4045,5339 4079,5339 4113,5339 4148,5339 4182,5339 4216,5339 4250,5339 4285,5339 4319,5339 4353,5339 4387,5339 4422,5339 4456,5339 4490,5339 4525,5339 4559,5339 4593,5339 4627,5339 4662,5339 4696,5339 4730,5339 4765,5339 4799,5339 4833,5339 4867,5339 4902,5339 4936,5339 4970,5339 5004,5339 5039,5339 5073,5339 5107,5339 5142,5339 5176,5339 5210,5339 5244,5339 5279,5339 5313,5339 5347,5339 5382,5339 5416,5339 5450,5339 5484,5339 5519,5339 5553,5339 5587,5339 5622,5339 5656,5339 5690,5339 5724,5339 5759,5339 5793,5339 5827,5339 5861,5339 5896,5339 5930,5339 5964,5339 5999,5339 6033,5339 6067,5339 6101,5339 6136,5339 6170,5339 6204,5339 6239,5339 6273,5339 6307,5339 6341,5339 6376,5339 6410,5339 6444,5339 6478,5339 6513,5339 6547,5339 6581,5339 6616,5339 6650,5339 6684,5339 6718,5339 6753,5339 6787,5339 6821,5339 6856,5339 6890,5339 6924,5339 6958,5339 6993,5339 7027,5339 7061,5339 7095,5339 7130,5339 7164,5339 7198,5339 7233,5339 7267,5339 7301,5339 7335,5339 7370,5339 7404,5339 7438,5339 7473,5339 7507,5339 7541,5339 7575,5339 7610,5339 7644,5339 7678,5339 7712,5339 7747,5339 7781,5339 7815,5339 7851,5339 7885,5339 7919,5339 7953,5339 7988,5339 8022,5339 8056,5339 8091,5339 8125,5339 8159,5339 8193,5339 8228,5339 8262,5339 8296,5339 8331,5339 8365,5339 8399,5339 8433,5339 8468,5339 8502,5339 8536,5339 8570,5339 8605,5339 8639,5339 8673,5339 8708,5339 8742,5339 8776,5339 8810,5339 8845,5339 8879,5339 8913,5339 8948,5339 8982,5339 9016,5339 9050,5339 9085,5339 9119,5339 9153,5339 9187,5339 9222,5339 9256,5339 9290,5339 9325,5339 9359,5339 9393,5339 9427,5339 9462,5339 9496,5339 9530,5339 9565,5339 9599,5339 9633,5339 9667,5339 9702,5339 9736,5339 9770,5339 9804,5339 9839,5339 9873,5339 9907,5339 9942,5339 9976,5339 10010,5339 10044,5339 10079,5339 10113,5339 10147,5339 10182,5339 10216,5339 10250,5339 10250,5338 10216,5338 10182,5338 10147,5338 10113,5338 10079,5338 10044,5338 10010,5338 9976,5338 9942,5338 9907,5338 9873,5338 9839,5338 9804,5337 9770,5337 9736,5337 9702,5337 9667,5337 9633,5337 9599,5337 9565,5337 9530,5337 9496,5337 9462,5337 9427,5337 9393,5337 9359,5337 9325,5337 9290,5337 9256,5337 9222,5337 9187,5337 9153,5336 9119,5336 9085,5336 9050,5336 9016,5336 8982,5336 8948,5336 8913,5336 8879,5336 8845,5336 8810,5336 8776,5336 8742,5335 8708,5335 8673,5335 8639,5335 8605,5335 8570,5335 8536,5335 8502,5335 8468,5335 8433,5334 8399,5334 8365,5334 8331,5334 8296,5334 8262,5334 8228,5334 8193,5334 8159,5333 8125,5333 8091,5333 8056,5333 8022,5333 7988,5332 7953,5332 7919,5332 7885,5332 7851,5332 7815,5332 7781,5331 7747,5331 7712,5331 7678,5331 7644,5330 7610,5330 7575,5330 7541,5330 7507,5329 7473,5329 7438,5329 7404,5328 7370,5328 7335,5328 7301,5328 7267,5327 7233,5327 7198,5327 7164,5326 7130,5326 7095,5325 7061,5325 7027,5325 6993,5324 6958,5324 6924,5323 6890,5323 6856,5322 6821,5322 6787,5321 6753,5321 6718,5320 6684,5320 6650,5319 6616,5319 6581,5318 6547,5317 6513,5317 6478,5316 6444,5316 6410,5315 6376,5314 6341,5313 6307,5313 6273,5312 6239,5311 6204,5310 6170,5310 6136,5309 6101,5308 6067,5307 6033,5306 5999,5305 5964,5304 5930,5303 5896,5302 5861,5301 5827,5300 5793,5299 5759,5297 5724,5296 5690,5295 5656,5294 5622,5292 5587,5291 5553,5289 5519,5288 5484,5287 5450,5285 5416,5283 5382,5282 5347,5280 5313,5278 5279,5277 5244,5275 5210,5273 5176,5271 5142,5269 5107,5267 5073,5265 5039,5263 5004,5260 4970,5258 4936,5256 4902,5253 4867,5251 4833,5248 4799,5246 4765,5243 4730,5240 4696,5237 4662,5234 4627,5231 4593,5228 4559,5225 4525,5221 4490,5218 4456,5214 4422,5211 4387,5207 4353,5203 4319,5199 4285,5195 4250,5191 4216,5186 4182,5182 4148,5176 4113,5172 4079,5167 4045,5162 4010,5157 3976,5151 3942,5146 3908,5140 3873,5134 3839,5128 3805,5122 3770,5116 3736,5109 3702,5103 3668,5096 3633,5089 3599,5081 3565,5074 3531,5066 3496,5058 3462,5050 3428,5042 3393,5033 3359,5024 3325,5015 3291,5005 3256,4995 3222,4985 3188,4975 3153,4964 3119,4953 3085,4942 3051,4931 3016,4919 2982,4906 2948,4894 2913,4881 2879,4867 2845,4853 2811,4839 2776,4825 2742,4810 2708,4794 2674,4778 2639,4762 2605,4745 2571,4727 2536,4709 2502,4691 2468,4672 2434,4653 2399,4632 2365,4612 2331,4590 2296,4569 2262,4546 2228,4523 2194,4499 2159,4474 2125,4449 2091,4423 2057,4396 2022,4368 1988,4340 1954,4311 1919,4280 1885,4249 1851,4218 1817,4185 1782,4151 1748,4116 1714,4080 1679,4043 1645,4005 1611,3966 1577,3926 1542,3885 1508,3842 1474,3798 1440,3753 1405,3706 1371,3659 1337,3609 1302,3559 1268,3506 1234,3453 1200,3397 1165,3340 1131,3282 1097,3221 1062,3159 1028,3096 994,3030 960,2962 925,2892 891,2821 857,2747 823,2671 788,2592 754,2512 720,2429 685,2344 651,2256 617,2165 583,2072 548,1977 514,1878 480,1777 445,1672 411,1565 377,1454 343,1340 308,1223 274,1102 240,978 205,850 171,718 137,583 103,443 68,300 34,152">
          <text:p/>
        </draw:polygon>
        <draw:g>
          <svg:title>TexMaths</svg:title>
          <svg:desc>44§latex§E_c§svg§600§FALSE§</svg:desc>
          <draw:polygon draw:style-name="gr4" draw:text-style-name="P4" draw:layer="layout" svg:width="1.601cm" svg:height="1.288cm" svg:x="11.887cm" svg:y="13.741cm" svg:viewBox="0 0 1602 1289" draw:points="801,1289 0,1289 0,0 1602,0 1602,1289">
            <text:p/>
          </draw:polygon>
          <draw:path draw:style-name="gr5" draw:text-style-name="P5" draw:layer="layout" svg:width="0.963cm" svg:height="1.055cm" svg:x="11.94cm" svg:y="13.741cm" svg:viewBox="0 0 964 1056" svg:d="M158 933c0 57 0 75-123 75h-35v48h898l66-400h-40c-39 237-75 352-343 352h-207c-75 0-75-9-75-62v-414h141c150 0 167 49 167 181h40v-414h-40c0 137-17 185-167 185h-141v-374c0-53 0-62 75-62h203c237 0 277 84 303 300h40l-44-348h-876v48h35c123 0 123 18 123 75z">
            <text:p/>
          </draw:path>
          <draw:path draw:style-name="gr5" draw:text-style-name="P5" draw:layer="layout" svg:width="0.474cm" svg:height="0.492cm" svg:x="13.005cm" svg:y="14.546cm" svg:viewBox="0 0 475 493" svg:d="M409 62c-39 8-53 39-53 61 0 31 22 40 40 40 27 0 66-13 66-66 0-75-88-97-145-97-163 0-317 150-317 304 0 92 66 189 202 189 185 0 273-110 273-123 0-9-13-18-22-18-4 0-8 0-17 9-84 101-212 101-234 101-74 0-110-53-110-123 0-31 14-150 71-225 39-52 97-83 154-83 13 0 66 0 92 31z">
            <text:p/>
          </draw:path>
        </draw:g>
        <draw:g>
          <svg:title>TexMaths</svg:title>
          <svg:desc>44§latex§E_c'§svg§600§FALSE§</svg:desc>
          <draw:polygon draw:style-name="gr4" draw:text-style-name="P4" draw:layer="layout" svg:width="1.601cm" svg:height="1.548cm" svg:x="17.17cm" svg:y="13.593cm" svg:viewBox="0 0 1602 1549" draw:points="801,1549 0,1549 0,0 1602,0 1602,1549">
            <text:p/>
          </draw:polygon>
          <draw:path draw:style-name="gr5" draw:text-style-name="P5" draw:layer="layout" svg:width="0.963cm" svg:height="1.055cm" svg:x="17.223cm" svg:y="13.703cm" svg:viewBox="0 0 964 1056" svg:d="M158 933c0 57 0 75-123 75h-35v48h898l66-400h-40c-39 237-75 352-343 352h-207c-75 0-75-9-75-62v-414h141c150 0 167 49 167 181h40v-414h-40c0 137-17 185-167 185h-141v-374c0-53 0-62 75-62h203c237 0 277 84 303 300h40l-44-348h-876v48h35c123 0 123 18 123 75z">
            <text:p/>
          </draw:path>
          <draw:path draw:style-name="gr5" draw:text-style-name="P5" draw:layer="layout" svg:width="0.276cm" svg:height="0.562cm" svg:x="18.27cm" svg:y="13.589cm" svg:viewBox="0 0 277 563" svg:d="M264 97c9-22 13-31 13-35 0-36-31-62-66-62-44 0-57 35-61 53l-146 471c0 4-4 17-4 17 0 13 35 22 44 22 4 0 9 0 13-17z">
            <text:p/>
          </draw:path>
          <draw:path draw:style-name="gr5" draw:text-style-name="P5" draw:layer="layout" svg:width="0.474cm" svg:height="0.492cm" svg:x="18.288cm" svg:y="14.658cm" svg:viewBox="0 0 475 493" svg:d="M409 62c-39 8-53 39-53 61 0 31 22 40 40 40 27 0 66-13 66-66 0-75-88-97-145-97-163 0-317 150-317 304 0 92 66 189 202 189 185 0 273-110 273-123 0-9-13-18-22-18-4 0-8 0-17 9-84 101-212 101-234 101-74 0-110-53-110-123 0-31 14-150 71-225 39-52 97-83 154-83 13 0 66 0 92 31z">
            <text:p/>
          </draw:path>
        </draw:g>
        <draw:g>
          <svg:title>TexMaths</svg:title>
          <svg:desc>44§latex§\textbf{3D Anderson}§svg§600§FALSE§</svg:desc>
          <draw:polygon draw:style-name="gr4" draw:text-style-name="P4" draw:layer="layout" svg:width="10.26cm" svg:height="1.073cm" svg:x="19.177cm" svg:y="1.279cm" svg:viewBox="0 0 10261 1074" draw:points="5131,1074 0,1074 0,0 10261,0 10261,1074">
            <text:p/>
          </draw:polygon>
          <draw:path draw:style-name="gr5" draw:text-style-name="P5" draw:layer="layout" svg:width="0.743cm" svg:height="1.033cm" svg:x="19.252cm" svg:y="1.336cm" svg:viewBox="0 0 744 1034" svg:d="M471 471c110-31 224-123 224-255 0-119-119-216-339-216-184 0-308 101-308 224 0 66 49 110 110 110 71 0 106-52 106-110 0-88-84-105-88-110 53-39 123-52 172-52 127 0 132 96 132 149 0 22 0 225-163 233-62 5-66 5-75 5-13 4-18 17-18 26 0 31 14 31 44 31h66c172 0 172 150 172 229 0 75 0 233-163 233-39 0-119-9-193-53 48-13 88-53 88-119s-49-114-119-114c-66 0-119 40-119 119 0 141 150 233 352 233 277 0 392-154 392-295 0-88-44-220-273-268z">
            <text:p/>
          </draw:path>
          <draw:path draw:style-name="gr5" draw:text-style-name="P5" draw:layer="layout" svg:width="1.205cm" svg:height="1.064cm" svg:x="20.123cm" svg:y="1.288cm" svg:viewBox="0 0 1206 1065" svg:d="M167 75v919h-167v71h669c308 0 537-189 537-524 0-339-229-541-537-541h-669v75zM378 994v-919h229c101 0 229 26 304 136 57 79 70 185 70 330 0 167-22 251-70 321-75 106-211 132-304 132z">
            <text:p/>
          </draw:path>
          <draw:path draw:style-name="gr5" draw:text-style-name="P5" draw:layer="layout" svg:width="1.218cm" svg:height="1.081cm" svg:x="22.077cm" svg:y="1.27cm" svg:viewBox="0 0 1219 1082" svg:d="M673 40c-17-40-35-40-61-40-44 0-53 13-62 40l-387 937c-9 22-13 35-132 35h-31v70c57 0 132-4 180-4 62 0 150 0 207 4v-70c-4 0-141 0-141-22 0 0 5-18 9-18l75-189h418l92 229h-145v70c57-4 207-4 273-4 62 0 198 0 251 4v-70h-150zM541 282l176 431h-352z">
            <text:p/>
          </draw:path>
          <draw:path draw:style-name="gr5" draw:text-style-name="P5" draw:layer="layout" svg:width="0.883cm" svg:height="0.699cm" svg:x="23.423cm" svg:y="1.653cm" svg:viewBox="0 0 884 700" svg:d="M106 145v484h-106v71c44 0 136-5 194-5 61 0 154 5 198 5v-71h-106v-325c0-172 132-247 229-247 53 0 88 31 88 150v422h-110v71c44 0 136-5 198-5 61 0 149 5 193 5v-71h-105v-405c0-162-84-224-238-224-149 0-233 88-273 167v-167l-268 13v71c97 0 106 0 106 61z">
            <text:p/>
          </draw:path>
          <draw:path draw:style-name="gr5" draw:text-style-name="P5" draw:layer="layout" svg:width="0.875cm" svg:height="1.086cm" svg:x="24.396cm" svg:y="1.274cm" svg:viewBox="0 0 876 1087" svg:d="M590 1012v75l286-9v-75c-97 0-106 0-106-57v-946l-277 13v71c97 0 105 0 105 61v304c-74-62-158-71-206-71-229 0-392 137-392 357 0 202 145 352 374 352 92 0 167-35 216-75zM590 528v392c-18 26-84 110-203 110-189 0-189-185-189-295 0-75 0-159 40-220 48-66 118-79 167-79 88 0 149 48 185 92z">
            <text:p/>
          </draw:path>
          <draw:path draw:style-name="gr5" draw:text-style-name="P5" draw:layer="layout" svg:width="0.716cm" svg:height="0.712cm" svg:x="25.372cm" svg:y="1.648cm" svg:viewBox="0 0 717 713" svg:d="M669 365c35 0 48 0 48-39 0-49-9-163-83-242-62-58-141-84-251-84-247 0-383 158-383 356 0 207 154 357 405 357 246 0 312-163 312-189 0-31-26-31-35-31-26 0-31 9-40 35-30 75-123 123-224 123-216 0-220-207-220-286zM198 312c4-57 4-123 40-176 39-61 101-79 145-79 185 0 185 203 189 255z">
            <text:p/>
          </draw:path>
          <draw:path draw:style-name="gr5" draw:text-style-name="P5" draw:layer="layout" svg:width="0.628cm" svg:height="0.699cm" svg:x="26.191cm" svg:y="1.653cm" svg:viewBox="0 0 629 700" svg:d="M260 176v-176l-260 13v71c97 0 106 0 106 61v484h-106v71c53 0 123-5 198-5 57 0 158 0 211 5v-71h-132v-273c0-110 40-299 194-299 0 0-31 27-31 71 0 66 48 96 97 96 44 0 92-35 92-96 0-84-83-128-163-128-110 0-171 79-206 176z">
            <text:p/>
          </draw:path>
          <draw:path draw:style-name="gr5" draw:text-style-name="P5" draw:layer="layout" svg:width="0.584cm" svg:height="0.712cm" svg:x="26.921cm" svg:y="1.648cm" svg:viewBox="0 0 585 713" svg:d="M268 246c-57-8-158-26-158-101 0-97 145-97 176-97 114 0 176 49 185 132 0 22 0 31 35 31s35-9 35-44v-123c0-31 0-44-26-44-9 0-9 0-71 31-39-22-96-31-158-31-44 0-286 0-286 202 0 62 31 106 62 132 61 53 123 66 242 84 57 13 171 31 171 123 0 119-141 119-176 119-167 0-207-114-224-180-9-22-18-22-40-22-35 0-35 8-35 44v167c0 31 0 44 26 44 14 0 18 0 49-22 0 0 35-22 39-27 71 49 154 49 185 49 49 0 286 0 286-225 0-70-31-123-83-167-62-44-110-53-234-75z">
            <text:p/>
          </draw:path>
          <draw:path draw:style-name="gr5" draw:text-style-name="P5" draw:layer="layout" svg:width="0.791cm" svg:height="0.712cm" svg:x="27.612cm" svg:y="1.648cm" svg:viewBox="0 0 792 713" svg:d="M792 365c0-207-141-365-396-365s-396 158-396 365c0 194 136 348 396 348 264 0 396-154 396-348zM396 651c-198 0-198-167-198-303 0-71 0-150 26-203 31-57 97-88 172-88 66 0 132 22 167 79 31 53 31 137 31 212 0 136 0 303-198 303z">
            <text:p/>
          </draw:path>
          <draw:path draw:style-name="gr5" draw:text-style-name="P5" draw:layer="layout" svg:width="0.883cm" svg:height="0.699cm" svg:x="28.518cm" svg:y="1.653cm" svg:viewBox="0 0 884 700" svg:d="M106 145v484h-106v71c44 0 136-5 194-5 61 0 154 5 198 5v-71h-106v-325c0-172 132-247 229-247 53 0 88 31 88 150v422h-110v71c44 0 136-5 198-5 61 0 149 5 193 5v-71h-105v-405c0-162-84-224-238-224-149 0-233 88-273 167v-167l-268 13v71c97 0 106 0 106 61z">
            <text:p/>
          </draw:path>
        </draw:g>
        <draw:line draw:style-name="gr6" draw:text-style-name="P6" draw:layer="layout" svg:x1="1.778cm" svg:y1="13.97cm" svg:x2="1.778cm" svg:y2="13.97cm">
          <text:p/>
        </draw:line>
        <draw:line draw:style-name="gr6" draw:text-style-name="P6" draw:layer="layout" svg:x1="1.854cm" svg:y1="13.97cm" svg:x2="1.854cm" svg:y2="10.16cm">
          <text:p/>
        </draw:line>
        <draw:line draw:style-name="gr6" draw:text-style-name="P6" draw:layer="layout" svg:x1="1.778cm" svg:y1="13.97cm" svg:x2="5.461cm" svg:y2="13.97cm">
          <text:p/>
        </draw:line>
        <draw:g>
          <svg:title>TexMaths</svg:title>
          <svg:desc>44§latex§E§svg§600§FALSE§</svg:desc>
          <draw:polygon draw:style-name="gr4" draw:text-style-name="P4" draw:layer="layout" svg:width="1.051cm" svg:height="1.055cm" svg:x="5.552cm" svg:y="14.057cm" svg:viewBox="0 0 1052 1056" draw:points="528,1056 0,1056 0,0 1052,0 1052,1056">
            <text:p/>
          </draw:polygon>
          <draw:path draw:style-name="gr5" draw:text-style-name="P5" draw:layer="layout" svg:width="0.963cm" svg:height="1.055cm" svg:x="5.605cm" svg:y="14.057cm" svg:viewBox="0 0 964 1056" svg:d="M158 933c0 57 0 75-123 75h-35v48h898l66-400h-40c-39 237-74 352-343 352h-207c-75 0-75-9-75-62v-414h141c150 0 167 49 167 181h40v-414h-40c0 137-17 185-167 185h-141v-374c0-53 0-62 75-62h203c237 0 277 84 303 300h40l-44-348h-876v48h35c123 0 123 18 123 75z">
            <text:p/>
          </draw:path>
        </draw:g>
        <draw:g>
          <svg:title>TexMaths</svg:title>
          <svg:desc>44§latex§\textbf{DOS}
§svg§600§FALSE§</svg:desc>
          <draw:polygon draw:style-name="gr4" draw:text-style-name="P4" draw:layer="layout" svg:width="3.677cm" svg:height="1.059cm" svg:x="0.132cm" svg:y="8.701cm" svg:viewBox="0 0 3678 1060" draw:points="1839,1060 0,1060 0,0 3678,0 3678,1060">
            <text:p/>
          </draw:polygon>
          <draw:path draw:style-name="gr5" draw:text-style-name="P5" draw:layer="layout" svg:width="1.204cm" svg:height="1.064cm" svg:x="0.194cm" svg:y="8.697cm" svg:viewBox="0 0 1205 1065" svg:d="M167 75v919h-167v71h669c308 0 536-189 536-524 0-339-228-541-536-541h-669v75zM378 994v-919h229c101 0 229 26 304 136 57 79 70 185 70 330 0 167-22 251-70 321-75 106-211 132-304 132z">
            <text:p/>
          </draw:path>
          <draw:path draw:style-name="gr5" draw:text-style-name="P5" draw:layer="layout" svg:width="1.138cm" svg:height="1.099cm" svg:x="1.588cm" svg:y="8.679cm" svg:viewBox="0 0 1139 1100" svg:d="M1139 554c0-334-224-554-567-554-356 0-572 229-572 554 0 322 216 546 568 546 360 0 571-224 571-546zM568 1034c-88 0-203-44-269-163-48-97-61-207-61-339 0-101 4-233 74-338 62-93 168-132 256-132 101 0 206 44 272 145 58 101 62 220 62 325 0 110-4 247-70 352-71 115-176 150-264 150z">
            <text:p/>
          </draw:path>
          <draw:path draw:style-name="gr5" draw:text-style-name="P5" draw:layer="layout" svg:width="0.791cm" svg:height="1.099cm" svg:x="2.921cm" svg:y="8.679cm" svg:viewBox="0 0 792 1100" svg:d="M524 440l-225-48c-61-14-149-66-149-163 0-66 44-163 202-163 123 0 277 53 317 264 4 40 4 40 35 40 40 0 40-5 40-44v-282c0-31 0-44-27-44-13 0-17 0-31 18l-70 66c-92-71-194-84-268-84-238 0-348 150-348 312 0 102 53 172 84 207 74 75 127 88 299 123 136 31 163 36 198 66 22 27 61 66 61 137 0 75-39 180-202 180-119 0-356-31-365-259-5-31-5-40-40-40s-35 13-35 48v282c0 31 0 44 26 44 18 0 18-4 31-13l71-75c105 79 250 88 312 88 255 0 352-176 352-334 0-172-123-295-268-326z">
            <text:p/>
          </draw:path>
        </draw:g>
        <draw:g>
          <svg:title>TexMaths</svg:title>
          <svg:desc>44§latex§\textbf{EXT}
§svg§600§TRUE§</svg:desc>
          <draw:polygon draw:style-name="gr7" draw:text-style-name="P7" draw:layer="layout" svg:width="3.739cm" svg:height="1.06cm" svg:x="13.532cm" svg:y="8.083cm" svg:viewBox="0 0 3740 1061" draw:points="1870,1061 0,1061 0,0 3740,0 3740,1061">
            <text:p/>
          </draw:polygon>
          <draw:path draw:style-name="gr5" draw:text-style-name="P5" draw:layer="layout" svg:width="1.059cm" svg:height="1.055cm" svg:x="13.594cm" svg:y="8.088cm" svg:viewBox="0 0 1060 1056" svg:d="M1060 629h-70c-35 216-79 352-365 352h-238v-435h88c150 0 163 66 163 180h75v-436h-75c0 115-13 181-163 181h-88v-396h238c251 0 290 110 317 299h70l-48-374h-964v75h167v906h-167v75h990z">
            <text:p/>
          </draw:path>
          <draw:path draw:style-name="gr5" draw:text-style-name="P5" draw:layer="layout" svg:width="1.244cm" svg:height="1.064cm" svg:x="14.751cm" svg:y="8.079cm" svg:viewBox="0 0 1245 1065" svg:d="M700 449l259-343c18-22 18-22 75-27 35-4 44-4 88-4h44v-75c-66 4-141 4-207 4-61 0-180 0-237-4v75c30 0 88 0 145 13-5 4-9 13-13 18l-207 272-220-303h127v-75c-61 4-211 4-281 4-62 0-194 0-251-4v75h154l343 475-312 409c-13 22-18 22-66 27-31 4-66 9-97 9h-44v70c66-4 141-4 207-4 61 0 180 0 237 4v-70c-26 0-88 0-145-18 5-4 13-13 13-18l256-343 272 379h-127v70c61-4 211-4 277-4 62 0 198 0 255 4v-70h-154z">
            <text:p/>
          </draw:path>
          <draw:path draw:style-name="gr5" draw:text-style-name="P5" draw:layer="layout" svg:width="1.108cm" svg:height="1.046cm" svg:x="16.102cm" svg:y="8.097cm" svg:viewBox="0 0 1109 1047" svg:d="M1078 0h-1047l-31 374h75c13-176 26-299 251-299h118v902h-237v70c83-4 259-4 347-4 93 0 264 0 348 4v-70h-238v-902h119c225 0 238 123 255 299h7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30.48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04T12:07:56.776544860</dc:date>
    <meta:editing-duration>PT10M16S</meta:editing-duration>
    <meta:editing-cycles>2</meta:editing-cycles>
    <meta:generator>LibreOffice/5.1.6.2$Linux_X86_64 LibreOffice_project/10m0$Build-2</meta:generator>
    <meta:document-statistic meta:object-count="41"/>
  </office:meta>
</office:document-meta>
</file>